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.getValueAsBoolea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ttribute.Attribute( final String name , final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tribute.getValueAs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getValueAs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getValueAs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